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font-style="normal" fo:background-color="transparent" style:font-style-asian="normal" style:font-style-complex="normal"/>
    </style:style>
    <style:style style:name="P14" style:family="paragraph" style:parent-style-name="List">
      <style:text-properties fo:background-color="transparent"/>
    </style:style>
    <style:style style:name="P15" style:family="paragraph" style:parent-style-name="Standard">
      <style:paragraph-properties fo:margin-left="2.986cm" fo:margin-right="0cm" fo:text-indent="0cm" style:auto-text-indent="false"/>
    </style:style>
    <style:style style:name="P16" style:family="paragraph" style:parent-style-name="Code">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Contents_20_1">
      <style:paragraph-properties>
        <style:tab-stops>
          <style:tab-stop style:position="0cm"/>
          <style:tab-stop style:position="3cm"/>
        </style:tab-stops>
      </style:paragraph-properties>
    </style:style>
    <style:style style:name="P21" style:family="paragraph" style:parent-style-name="Text_20_body">
      <style:paragraph-properties fo:text-align="center" style:justify-single-word="false"/>
    </style:style>
    <style:style style:name="P22" style:family="paragraph" style:parent-style-name="Contents_20_2">
      <style:paragraph-properties>
        <style:tab-stops>
          <style:tab-stop style:position="0cm"/>
        </style:tab-stops>
      </style:paragraph-properties>
    </style:style>
    <style:style style:name="P23" style:family="paragraph" style:parent-style-name="List">
      <style:paragraph-properties fo:margin-left="2.341cm" fo:margin-right="0cm" fo:text-indent="0cm" style:auto-text-indent="false"/>
    </style:style>
    <style:style style:name="P24" style:family="paragraph" style:parent-style-name="Standard" style:master-page-name="Index">
      <style:paragraph-properties style:page-number="auto"/>
    </style:style>
    <style:style style:name="P25" style:family="paragraph" style:parent-style-name="Standard" style:list-style-name="L1">
      <style:text-properties fo:background-color="transparent"/>
    </style:style>
    <style:style style:name="P26" style:family="paragraph" style:parent-style-name="Standard" style:list-style-name="L2"/>
    <style:style style:name="P27" style:family="paragraph" style:parent-style-name="Standard" style:list-style-name=""/>
    <style:style style:name="P28" style:family="paragraph" style:parent-style-name="List">
      <style:text-properties fo:font-style="normal" fo:background-color="transparent" style:font-style-asian="normal" style:font-style-complex="normal"/>
    </style:style>
    <style:style style:name="P29" style:family="paragraph" style:parent-style-name="Heading_20_1" style:master-page-name="Standard">
      <style:paragraph-properties style:page-number="auto"/>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style:font-name="Optima1"/>
    </style:style>
    <style:style style:name="T12" style:family="text">
      <style:text-properties style:font-name="Optima1" fo:font-size="10pt" style:text-underline-style="none" style:font-size-asian="10pt" style:font-size-complex="10pt"/>
    </style:style>
    <style:style style:name="T13" style:family="text">
      <style:text-properties style:font-name="Optima1" fo:font-size="10pt" style:text-underline-style="none" fo:background-color="transparent" style:font-size-asian="10pt" style:font-size-complex="10pt"/>
    </style:style>
    <style:style style:name="T14" style:family="text">
      <style:text-properties style:font-name="Optima1" fo:font-size="10pt" style:font-size-asian="10pt" style:font-size-complex="10pt"/>
    </style:style>
    <style:style style:name="T15" style:family="text">
      <style:text-properties style:font-name="Optima1" fo:font-size="10pt" fo:font-style="normal" style:font-size-asian="10pt" style:font-style-asian="normal" style:font-size-complex="10pt" style:font-style-complex="normal"/>
    </style:style>
    <style:style style:name="T16" style:family="text">
      <style:text-properties style:font-name="monaco" fo:font-size="9pt" style:font-size-asian="9pt" style:font-size-complex="9pt"/>
    </style:style>
    <style:style style:name="T17" style:family="text">
      <style:text-properties fo:background-color="transparent"/>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0</text:p>
      <text:p text:style-name="P10">Native Microsoft Outlook Configuration Guide</text:p>
      <text:p text:style-name="P3"/>
      <text:p text:style-name="P24">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0 – September 2012</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3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Chapter 1<text:tab/>About this Guide <text:s text:c="2"/><text:tab/>2</text:p>
          <text:p text:style-name="P20">Chapter 2<text:tab/>Introduction <text:s text:c="2"/><text:tab/>3</text:p>
          <text:p text:style-name="P20">Chapter 3<text:tab/>Architecture <text:s text:c="2"/><text:tab/>4</text:p>
          <text:p text:style-name="P20">Chapter 4<text:tab/>Requirements <text:s text:c="3"/><text:tab/>5</text:p>
          <text:p text:style-name="P22">LDAP Server <text:s text:c="2"/><text:tab/>5</text:p>
          <text:p text:style-name="P22">Microsoft Active Directory <text:s text:c="2"/><text:tab/>5</text:p>
          <text:p text:style-name="P22">Other or No Solution <text:s text:c="2"/><text:tab/>6</text:p>
          <text:p text:style-name="P22">IMAP Server and Trust <text:s text:c="2"/><text:tab/>7</text:p>
          <text:p text:style-name="P20">Chapter 5<text:tab/>Installation <text:s text:c="2"/><text:tab/>8</text:p>
          <text:p text:style-name="P22">Red Hat Enterprise Linux v5 or v6 <text:s text:c="2"/><text:tab/>8</text:p>
          <text:p text:style-name="P22">Debian 6.0 (“Squeeze”), Ubuntu 11.10 (“Oneiric Ocelot”) and Ubuntu 12.04 (“Precise Pangolin”) <text:s text:c="2"/><text:tab/>9</text:p>
          <text:p text:style-name="P20">Chapter 6<text:tab/>Configuration <text:s text:c="2"/><text:tab/>10</text:p>
          <text:p text:style-name="P22">SOGo Configuration <text:s text:c="2"/><text:tab/>10</text:p>
          <text:p text:style-name="P22">Samba 4 Configuration <text:s text:c="2"/><text:tab/>10</text:p>
          <text:p text:style-name="P22">OpenChange Configuration <text:s text:c="2"/><text:tab/>11</text:p>
          <text:p text:style-name="P22">Apache Configuration for Web Services <text:s text:c="2"/><text:tab/>12</text:p>
          <text:p text:style-name="P22">Name Service Configuration for Web Services <text:s text:c="2"/><text:tab/>13</text:p>
          <text:p text:style-name="P20">Chapter 7<text:tab/>Adding Users <text:s text:c="2"/><text:tab/>14</text:p>
          <text:p text:style-name="P20">Chapter 8<text:tab/>Microsoft Outlook 2003, 2007 and 2010 Configuration <text:s text:c="2"/><text:tab/>15</text:p>
          <text:p text:style-name="P20">Chapter 9<text:tab/>Known Issues or Limitations <text:s text:c="2"/><text:tab/>16</text:p>
          <text:p text:style-name="P22">Current Limitations <text:s text:c="2"/><text:tab/>16</text:p>
          <text:p text:style-name="P20">Chapter 10<text:tab/>Additional Information <text:s text:c="2"/><text:tab/>18</text:p>
          <text:p text:style-name="P20">Chapter 11<text:tab/>Commercial Support and Contact Information <text:s text:c="2"/><text:tab/>19</text:p>
        </text:index-body>
      </text:table-of-content>
      <text:h text:style-name="P29"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8">on version 2.0.0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30" text:outline-level="1">Architecture</text:h>
      <text:p text:style-name="Text_20_body">The following diagram demonstrates the architecture of the native Outlook compatibility layer of SOGo.</text:p>
      <text:p text:style-name="P21"><draw:frame draw:style-name="fr3" draw:name="graphics2" text:anchor-type="as-char" svg:width="11cm" svg:height="12.28cm" draw:z-index="1"><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31"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30"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8">yum clean all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31" text:outline-level="2">Debian 6.0 (“Squeeze”) and Ubuntu 12.04 (“Precise Pangolin”)</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4">:</text:span></text:p>
      <text:p text:style-name="P18">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6"><text:s text:c="16"/></text:span><text:span text:style-name="T16">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30"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9">the </text:span><text:span text:style-name="Emphasis"><text:span text:style-name="T9">SOGo Installation and Configuration </text:span></text:span><text:span text:style-name="Emphasis"><text:span text:style-name="T9">G</text:span></text:span><text:span text:style-name="Emphasis"><text:span text:style-name="T9">uide</text:span></text:span><text:span text:style-name="T9">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4"/><text:bookmark text:name="line-175"/><text:bookmark text:name="line-176"/><text:bookmark text:name="line-177"/></text:p>
      <text:p text:style-name="Code">provision --realm=example.com \</text:p>
      <text:p text:style-name="Code"><text:s text:c="10"/>--domain=OPENCHANGE \</text:p>
      <text:p text:style-name="Code"><text:s text:c="10"/>--adminpass='%1OpenChange' \</text:p>
      <text:p text:style-name="Code"><text:s text:c="10"/>--server-role='domain controller'</text:p>
      <text:p text:style-name="Code"/>
      <text:p text:style-name="Text_20_body">You might consider changing the realm and domain used, to suit your enviroment.</text:p>
      <text:p text:style-name="P17">The <text:span text:style-name="Code_20__28_inline_29_">provision</text:span> script might be located in <text:span text:style-name="Code_20__28_inline_29_">/usr/share/samba/setup</text:span>. 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1">(</text:span><text:span text:style-name="Code_20__28_inline_29_">/etc/samba/smb.conf </text:span><text:span text:style-name="T11">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5"/><text:bookmark text:name="line-316"/>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8"/><text:bookmark text:name="line-209"/>You can safely ignore the “<text:span text:style-name="T6">ERROR: no subClassOf 'serviceAdministrationPoint' for 'rRASAdministrationConnectionPoint'</text:span>” message when running the <text:span text:style-name="T6">openchange_provision</text:span> command.</text:p>
      <text:p text:style-name="Standard">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6"><text:bookmark text:name="line-14-3"/><text:s text:c="8"/>* Events Root <text:s text:c="29"/>0x0900000000000001</text:p>
      <text:p text:style-name="P16"/>
      <text:p text:style-name="P16"/>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7">hange web services:</text:span></text:p>
      <text:p text:style-name="Code"><text:span text:style-name="Code_20__28_inline_29_">/etc/init.d/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538202767" text:style-name="L1">
        <text:list-item>
          <text:p text:style-name="P25"><text:soft-page-break/><text:span text:style-name="T1">OCS Manager</text:span> which is used for autodiscovery and freebusy lookups on Outlook 2007 and 2010</text:p>
        </text:list-item>
        <text:list-item>
          <text:p text:style-name="P25"><text:span text:style-name="T1">RPC Proxy</text:span> which is used for RPC over HTTP (“Outlook Anywhere”)</text:p>
        </text:list-item>
      </text:list>
      <text:p text:style-name="Standard">On RHEL-based distributions, the apache configuration required by these services can be found 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4"> (or </text:span></text:span><text:span text:style-name="Code_20__28_inline_29_">python26-mod_wsgi.conf</text:span><text:span text:style-name="Code_20__28_inline_29_"><text:span text:style-name="T14"> on RHELv5).</text:span></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110682277" text:style-name="L2">
        <text:list-item>
          <text:p text:style-name="P26">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6">The second option is to add a <text:span text:style-name="Code_20__28_inline_29_">SRV</text:span> entry to your DNS configuration where the “_service” value would be “Autodiscover” and the “_protocol” would be “_tcp”.</text:p>
        </text:list-item>
      </text:list>
      <text:h text:style-name="P30"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9">If you don't have a trust between your IMAP server and SOGo, you must at this point set the cleartext password of the newly created user in </text:span><text:span text:style-name="Code_20__28_inline_29_"><text:span text:style-name="T9">/var/lib/samba4/private/mapistore/&lt;username/password</text:span></text:span><text:span text:style-name="T9"> (or </text:span><text:span text:style-name="Code_20__28_inline_29_"><text:span text:style-name="T9">/var/lib/samba/private/mapistore/&lt;username/password</text:span></text:span><text:span text:style-name="T12"> on Debian-based distributions).</text:span></text:p>
      <text:p text:style-name="Standard"><text:span text:style-name="T13">This per-us</text:span><text:span text:style-name="T10">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0">Alternatively, you can simply create the file using the </text:span><text:span text:style-name="T7">echo</text:span><text:span text:style-name="T10"> command:</text:span></text:p>
      <text:p text:style-name="Code">echo -n 'my_password' &gt; password</text:p>
      <text:h text:style-name="P30"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6">autodiscover.example.com</text:span></text:p>
      <text:p text:style-name="Code"/>
      <text:p text:style-name="P15">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9">Cancel</text:span></text:span></text:p>
      <text:p text:style-name="List"><text:span text:style-name="T2">❏<text:tab/></text:span><text:span text:style-name="T5">From the </text:span><text:span text:style-name="Emphasis"><text:span text:style-name="T9">Security</text:span></text:span><text:span text:style-name="T5"> tab, enable </text:span><text:span text:style-name="Emphasis"><text:span text:style-name="T9">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9">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9">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7" text:outline-level="1"/>
      <text:h text:style-name="P30"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7">dule.<text:line-break/>If you do, use “Outlook Anywhere” to connect Outlook to SOGo/OpenChange.</text:span></text:p>
      <text:p text:style-name="P14"/>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4"><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8">openchange_cleanup.py</text:span><text:span text:style-name="T4"> script distributed with sogo. <text:s/>The script can be found <text:s/>in </text:span><text:span text:style-name="T8">/usr/share/doc/sogo/</text:span><text:span text:style-name="T4"> (</text:span><text:span text:style-name="T8">/usr/share/sogo-VERSION/</text:span><text:span text:style-name="T4"> on RHEL).<text:line-break/>To reset a user, run the script as root: </text:span><text:span text:style-name="T8">python openchange_cleanup.py username<text:line-break/></text:span><text:span text:style-name="T15">See the usage output for additional options.</text:span></text:p>
      <text:p text:style-name="P13">❏<text:tab/>The “Out of Office Assistant” will not currently work. This feature has not been implemented.</text:p>
      <text:p text:style-name="P13">❏<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ent item types.</text:p>
      <text:p text:style-name="P13"/>
      <text:h text:style-name="Heading_20_3" text:outline-level="3">Mail</text:h>
      <text:p text:style-name="List">❏<text:tab/>Sharing mail folders is not supported.</text:p>
      <text:h text:style-name="Heading_20_3" text:outline-level="3">Calendar</text:h>
      <text:p text:style-name="List">❏<text:tab/>Labels will not work.</text:p>
      <text:p text:style-name="List">❏<text:tab/>It might be impossible to view event details from a shared calendar. This issue is being worked on.</text:p>
      <text:p text:style-name="P23"/>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30"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9</text:chapter></text:p>
      </style:header>
      <style:footer>
        <text:p text:style-name="MP2">© 2009-2012 Inverse inc.<text:tab/><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551</meta:editing-cycles>
    <meta:editing-duration>P3DT19H55M22S</meta:editing-duration>
    <dc:date>2012-09-27T08:43:05</dc:date>
    <dc:creator>Ludovic Marcotte</dc:creator>
    <meta:document-statistic meta:table-count="0" meta:image-count="3" meta:object-count="0" meta:page-count="21" meta:paragraph-count="323" meta:word-count="3587" meta:character-count="23702" meta:non-whitespace-character-count="20716"/>
    <meta:user-defined meta:name="Info 1"/>
    <meta:user-defined meta:name="Info 2"/>
    <meta:user-defined meta:name="Info 3"/>
    <meta:user-defined meta:name="Info 4"/>
  </office:meta>
</office:document-meta>
</file>